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font-weight="normal"/>
    </style:style>
    <style:style style:name="P8" style:family="paragraph" style:parent-style-name="Standard" style:list-style-name="L2">
      <style:text-properties fo:font-variant="normal" fo:text-transform="none" fo:color="#000000" style:font-name="Linux Libertine" fo:letter-spacing="normal" fo:language="en" fo:country="none" fo:font-style="normal" fo:font-weight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Linux Libertine" fo:letter-spacing="normal" fo:language="en" fo:country="none" fo:font-style="normal"/>
    </style:style>
    <style:style style:name="T2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tructure:</text:p>
      <text:list xml:id="list8642258796576101586" text:style-name="L1">
        <text:list-item>
          <text:p text:style-name="P5">What new learning is and what it is not (or at least shouldn't be)</text:p>
        </text:list-item>
        <text:list-item>
          <text:p text:style-name="P5">Probably far more analog than digital</text:p>
        </text:list-item>
        <text:list-item>
          <text:p text:style-name="P5">Distinction individual education vs. formalized education (school, college/university)</text:p>
        </text:list-item>
        <text:list-item>
          <text:p text:style-name="P5">Most important skill: learning how to acquire new skills (learning how to learn)</text:p>
        </text:list-item>
        <text:list-item>
          <text:p text:style-name="P5">New research in education, cognitive sciences and neuroscience</text:p>
        </text:list-item>
        <text:list-item>
          <text:p text:style-name="P5">Optimal learning depends on a myriad of factors</text:p>
          <text:list>
            <text:list-item>
              <text:p text:style-name="P5">examples</text:p>
            </text:list-item>
          </text:list>
        </text:list-item>
        <text:list-item>
          <text:p text:style-name="P5">Digitalization -&gt; tools to support optimal learning</text:p>
          <text:list>
            <text:list-item>
              <text:p text:style-name="P5">flash cards</text:p>
            </text:list-item>
            <text:list-item>
              <text:p text:style-name="P5">etc.</text:p>
            </text:list-item>
          </text:list>
        </text:list-item>
        <text:list-item>
          <text:p text:style-name="P5">Problem with google lookups -&gt; doesn't build representations/memories you need to think about higher level concepts or develop new approaches to old and new problems (chunking, conceptual hierarchies)</text:p>
        </text:list-item>
      </text:list>
      <text:p text:style-name="P2"/>
      <text:p text:style-name="P2"/>
      <text:list xml:id="list657353731" text:continue-numbering="true" text:style-name="L1">
        <text:list-item>
          <text:p text:style-name="P5">Why learn at all?</text:p>
          <text:list>
            <text:list-item>
              <text:p text:style-name="P5">We're forced to (at least to be physically there) -&gt; "Schulpflicht"</text:p>
            </text:list-item>
            <text:list-item>
              <text:p text:style-name="P5">Skills are useful to get a good job (and be happy)</text:p>
            </text:list-item>
            <text:list-item>
              <text:p text:style-name="P5">Joy of mastering new skills</text:p>
            </text:list-item>
          </text:list>
        </text:list-item>
        <text:list-item>
          <text:p text:style-name="P5">Learning Myths debunked:</text:p>
          <text:list>
            <text:list-item>
              <text:p text:style-name="P5">The easier it feels, the less you learn -&gt; optimal learning is hard (tip: get comfortable being uncomfortable)</text:p>
            </text:list-item>
            <text:list-item>
              <text:p text:style-name="P5">Rivalry, cooperation &amp; zero sum games (ex. balloon game)</text:p>
            </text:list-item>
            <text:list-item>
              <text:p text:style-name="P5">examples from De Bruyckere et. al.</text:p>
            </text:list-item>
          </text:list>
        </text:list-item>
        <text:list-item>
          <text:p text:style-name="P5">How the brain works (basic brain anatomy):</text:p>
          <text:list>
            <text:list-item>
              <text:p text:style-name="P5">Plasticity of the brain</text:p>
            </text:list-item>
            <text:list-item>
              <text:p text:style-name="P5">Brain regions</text:p>
            </text:list-item>
          </text:list>
        </text:list-item>
        <text:list-item>
          <text:p text:style-name="P5">Learning (selected topics)</text:p>
          <text:list>
            <text:list-item>
              <text:p text:style-name="P5">Neuroscience of learning</text:p>
            </text:list-item>
            <text:list-item>
              <text:p text:style-name="P5">Two modes of thinking: focussed &amp; diffused</text:p>
            </text:list-item>
          </text:list>
        </text:list-item>
        <text:list-item>
          <text:p text:style-name="P5">Mindset, Grit &amp; Intelligence</text:p>
        </text:list-item>
        <text:list-item>
          <text:p text:style-name="P5">Motivation:</text:p>
          <text:list>
            <text:list-item>
              <text:p text:style-name="P5">Rewards</text:p>
            </text:list-item>
            <text:list-item>
              <text:p text:style-name="P5">Gamification</text:p>
            </text:list-item>
          </text:list>
        </text:list-item>
        <text:list-item>
          <text:p text:style-name="P5">Sleep</text:p>
        </text:list-item>
        <text:list-item>
          <text:p text:style-name="P5">Nutrition &amp; Fasting:</text:p>
          <text:list>
            <text:list-item>
              <text:p text:style-name="P5">eating "healthy" (not necessarily vegetarian/vegan!)</text:p>
            </text:list-item>
            <text:list-item>
              <text:p text:style-name="P5">sugar</text:p>
            </text:list-item>
            <text:list-item>
              <text:p text:style-name="P5">intermittent fasting?</text:p>
            </text:list-item>
          </text:list>
        </text:list-item>
        <text:list-item>
          <text:p text:style-name="P5">Meditation</text:p>
        </text:list-item>
        <text:list-item>
          <text:p text:style-name="P5">Physical activity (i.e. sports)</text:p>
          <text:list>
            <text:list-item>
              <text:p text:style-name="P5">Neuroplasticity in the Hippocampus (see Sejnowski in Learning how to Learn)</text:p>
            </text:list-item>
          </text:list>
        </text:list-item>
        <text:list-item>
          <text:p text:style-name="P5">Memory:</text:p>
          <text:list>
            <text:list-item>
              <text:p text:style-name="P5">Mnemonics</text:p>
            </text:list-item>
            <text:list-item>
              <text:p text:style-name="P5">Contrasting examples</text:p>
            </text:list-item>
          </text:list>
        </text:list-item>
        <text:list-item>
          <text:p text:style-name="P5">Feedback</text:p>
          <text:list>
            <text:list-item>
              <text:p text:style-name="P5">necessity of feedback</text:p>
            </text:list-item>
            <text:list-item>
              <text:p text:style-name="P5">types of feedback</text:p>
            </text:list-item>
            <text:list-item>
              <text:p text:style-name="P5"><text:soft-page-break/>deliberate practice</text:p>
            </text:list-item>
          </text:list>
        </text:list-item>
        <text:list-item>
          <text:p text:style-name="P5">Habits</text:p>
        </text:list-item>
        <text:list-item>
          <text:p text:style-name="P5">Tools &amp; techniques:</text:p>
          <text:list>
            <text:list-item>
              <text:p text:style-name="P5">Total recall (i.e. practice all the time!)</text:p>
            </text:list-item>
            <text:list-item>
              <text:p text:style-name="P5">Flashcards (intermittent, interleaved)</text:p>
            </text:list-item>
            <text:list-item>
              <text:p text:style-name="P5">Pomodoro</text:p>
            </text:list-item>
            <text:list-item>
              <text:p text:style-name="P5">Kanban</text:p>
            </text:list-item>
            <text:list-item>
              <text:p text:style-name="P5">Note taking</text:p>
            </text:list-item>
            <text:list-item>
              <text:p text:style-name="P5">Structuring a (learning) project</text:p>
            </text:list-item>
          </text:list>
        </text:list-item>
        <text:list-item>
          <text:p text:style-name="P5">Apps to support learning:</text:p>
          <text:list>
            <text:list-item>
              <text:p text:style-name="P5">Flashcards (e.g. Anki)</text:p>
            </text:list-item>
            <text:list-item>
              <text:p text:style-name="P5">Note taking apps (Evernote, GoodNote, Apple Notes, Google Notes, etc.)</text:p>
            </text:list-item>
          </text:list>
        </text:list-item>
      </text:list>
      <text:p text:style-name="P2"/>
      <text:p text:style-name="P1"/>
      <text:p text:style-name="P3">Resources:</text:p>
      <text:list xml:id="list5583664031679717651" text:style-name="L2">
        <text:list-item>
          <text:p text:style-name="P6">Learning how to learn (Barbara Oakley on coursera)</text:p>
        </text:list-item>
        <text:list-item>
          <text:p text:style-name="P6">A mind for numbers (Barbara Oakley)</text:p>
        </text:list-item>
        <text:list-item>
          <text:p text:style-name="P6">Lernen (Manfred Spitzer)</text:p>
        </text:list-item>
        <text:list-item>
          <text:p text:style-name="P6">Mindset (Dweck)</text:p>
        </text:list-item>
        <text:list-item>
          <text:p text:style-name="P6">Make It Stick (Brown et. al.)</text:p>
        </text:list-item>
        <text:list-item>
          <text:p text:style-name="P6">Urban Myths about Learning and Education (De Bruyckere et. al.)</text:p>
        </text:list-item>
        <text:list-item>
          <text:p text:style-name="P6">How we learn (Carey)</text:p>
        </text:list-item>
        <text:list-item>
          <text:p text:style-name="P6">Unlimited Memory (Horsley)</text:p>
        </text:list-item>
        <text:list-item>
          <text:p text:style-name="P6">We can have an amazing memory (O'Brien)</text:p>
        </text:list-item>
        <text:list-item>
          <text:p text:style-name="P6">Peak (K. Anders Ericsson)</text:p>
        </text:list-item>
        <text:list-item>
          <text:p text:style-name="P7"><text:span text:style-name="T2">Flow (</text:span><text:bookmark text:name="firstHeading"/><text:span text:style-name="T1">Csikszentmihalyi)</text:span></text:p>
        </text:list-item>
        <text:list-item>
          <text:p text:style-name="P8">Switch (Dan &amp; Chip Heath)</text:p>
        </text:list-item>
        <text:list-item>
          <text:p text:style-name="P8">Atomic Habits (James Clear)</text:p>
        </text:list-item>
        <text:list-item>
          <text:p text:style-name="P8">Drive (Dainel Pink)</text:p>
        </text:list-item>
        <text:list-item>
          <text:p text:style-name="P8">Why We Sleep (Matthew Walk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p Regenauer</meta:initial-creator>
    <meta:creation-date>2019-12-10T10:00:34</meta:creation-date>
    <meta:generator>OpenOffice/4.1.7$Unix OpenOffice.org_project/417m1$Build-9800</meta:generator>
    <dc:date>2020-01-04T10:05:22</dc:date>
    <meta:editing-duration>PT3H18M27S</meta:editing-duration>
    <meta:editing-cycles>32</meta:editing-cycles>
    <dc:creator>Philipp Regenauer</dc:creator>
    <meta:document-statistic meta:table-count="0" meta:image-count="0" meta:object-count="0" meta:page-count="4" meta:paragraph-count="72" meta:word-count="420" meta:character-count="2403"/>
  </office:meta>
</office:document-meta>
</file>